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0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5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4" table:number-columns-repeated="1018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temp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program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2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2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3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5" table:default-cell-style-name="ce20"/>
        <table:table-column table:style-name="co5" table:default-cell-style-name="ce19"/>
        <table:table-column table:style-name="co4" table:number-columns-repeated="1017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rdg_pow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int_pow</text:p>
          </table:table-cell>
          <table:table-cell table:style-name="ce18" office:value-type="string" calcext:value-type="string">
            <text:p>int_gas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0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0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0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0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0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0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0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0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0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0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2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4" table:default-cell-style-name="ce16"/>
        <table:table-column table:style-name="co4" table:number-columns-repeated="1020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gas</text:p>
          </table:table-cell>
          <table:table-cell table:style-name="ce18" office:value-type="string" calcext:value-type="string">
            <text:p>electricity</text:p>
          </table:table-cell>
          <table:table-cell table:style-name="ce18" table:number-columns-repeated="1021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  <number:text>.</number:text>
      <number:year number:style="long"/>
    </number:date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4-03-22T12:38:54.431547637</dc:date>
    <meta:editing-duration>PT4H28M36S</meta:editing-duration>
    <meta:editing-cycles>90</meta:editing-cycles>
    <meta:generator>LibreOffice/7.3.7.2$Linux_X86_64 LibreOffice_project/30$Build-2</meta:generator>
    <meta:print-date>2023-07-14T07:33:23.842185483</meta:print-date>
    <meta:document-statistic meta:table-count="3" meta:cell-count="812" meta:object-count="0"/>
  </office:meta>
</office:document-meta>
</file>